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textarea-horizontal-align="justify" draw:textarea-vertical-align="middle" draw:auto-grow-height="false" fo:min-height="2.474cm" fo:min-width="4.60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cm" svg:y="1.05cm">
            <text:p text:style-name="P1">Начало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15cm" svg:y="4.35cm">
            <text:p text:style-name="P1">Инициализация <text:line-break/>контактов <text:line-break/>платы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1" xml:id="id4" draw:id="id4" draw:layer="layout" svg:width="11.6cm" svg:height="3.5cm" svg:x="2.2cm" svg:y="12.95cm">
            <text:p text:style-name="P1">Включить напряжение <text:line-break/>на пинах, соответствующих <text:line-break/>сегментам цифры <text:span text:style-name="T1">C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1" xml:id="id3" draw:id="id3" draw:layer="layout" svg:width="5.1cm" svg:height="3.4cm" svg:x="5.45cm" svg:y="8.25cm">
            <text:p text:style-name="P1">Получить<text:line-break/>цифру <text:span text:style-name="T1">C</text:span><text:span text:style-name="T1"><text:line-break/></text:span><text:span text:style-name="T2">из консоли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" draw:text-style-name="P1" xml:id="id5" draw:id="id5" draw:layer="layout" svg:width="5.6cm" svg:height="2.2cm" svg:x="5.2cm" svg:y="17.75cm">
            <text:p text:style-name="P1">Конец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2" draw:layer="layout" svg:x1="8cm" svg:y1="3.25cm" svg:x2="8cm" svg:y2="4.35cm" draw:start-shape="id1" draw:start-glue-point="2" draw:end-shape="id2" draw:end-glue-point="0" svg:d="M8000 3250v1100" svg:viewBox="0 0 1 1101">
            <text:p/>
          </draw:connector>
          <draw:connector draw:style-name="gr5" draw:text-style-name="P2" draw:layer="layout" svg:x1="8cm" svg:y1="7.55cm" svg:x2="8cm" svg:y2="8.588cm" draw:start-shape="id2" draw:start-glue-point="2" draw:end-shape="id3" draw:end-glue-point="4" svg:d="M8000 7550v1038" svg:viewBox="0 0 1 1039">
            <text:p/>
          </draw:connector>
          <draw:connector draw:style-name="gr5" draw:text-style-name="P2" draw:layer="layout" svg:x1="8cm" svg:y1="11.381cm" svg:x2="8cm" svg:y2="12.95cm" draw:start-shape="id3" draw:start-glue-point="6" draw:end-shape="id4" draw:end-glue-point="0" svg:d="M8000 11381v1569" svg:viewBox="0 0 1 1570">
            <text:p/>
          </draw:connector>
          <draw:connector draw:style-name="gr5" draw:text-style-name="P2" draw:layer="layout" svg:x1="8cm" svg:y1="16.45cm" svg:x2="8cm" svg:y2="17.75cm" draw:start-shape="id4" draw:start-glue-point="2" draw:end-shape="id5" draw:end-glue-point="0" svg:d="M8000 16450v1300" svg:viewBox="0 0 1 13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9T22:35:28.201162956</dc:date>
    <meta:editing-duration>PT14M19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